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Noto Mono" svg:font-family="'Noto Mono'" style:font-family-generic="modern" style:font-pitch="fixed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tantia" officeooo:rsid="00075632" officeooo:paragraph-rsid="00075632"/>
    </style:style>
    <style:style style:name="P2" style:family="paragraph" style:parent-style-name="Standard">
      <style:text-properties style:font-name="Constantia" officeooo:paragraph-rsid="00075632"/>
    </style:style>
    <style:style style:name="P3" style:family="paragraph" style:parent-style-name="Standard">
      <style:text-properties style:font-name="Constantia" officeooo:rsid="001c6abe" officeooo:paragraph-rsid="00075632"/>
    </style:style>
    <style:style style:name="P4" style:family="paragraph" style:parent-style-name="Text_20_body">
      <style:paragraph-properties fo:text-align="end" style:justify-single-word="false"/>
      <style:text-properties officeooo:paragraph-rsid="00075632"/>
    </style:style>
    <style:style style:name="P5" style:family="paragraph" style:parent-style-name="Text_20_body">
      <style:text-properties officeooo:paragraph-rsid="00075632"/>
    </style:style>
    <style:style style:name="P6" style:family="paragraph" style:parent-style-name="Text_20_body">
      <style:text-properties officeooo:paragraph-rsid="00081c26"/>
    </style:style>
    <style:style style:name="P7" style:family="paragraph" style:parent-style-name="Text_20_body">
      <style:paragraph-properties fo:text-align="start" style:justify-single-word="false"/>
      <style:text-properties officeooo:paragraph-rsid="00081c26"/>
    </style:style>
    <style:style style:name="P8" style:family="paragraph" style:parent-style-name="Text_20_body">
      <style:paragraph-properties fo:text-align="start" style:justify-single-word="false"/>
      <style:text-properties officeooo:paragraph-rsid="000c8072"/>
    </style:style>
    <style:style style:name="P9" style:family="paragraph" style:parent-style-name="Text_20_body">
      <style:paragraph-properties fo:break-before="page"/>
      <style:text-properties officeooo:paragraph-rsid="00075632"/>
    </style:style>
    <style:style style:name="P10" style:family="paragraph" style:parent-style-name="Index_20_Heading">
      <style:paragraph-properties fo:break-before="page"/>
      <style:text-properties style:font-name="Constantia" officeooo:paragraph-rsid="00075632"/>
    </style:style>
    <style:style style:name="P11" style:family="paragraph" style:parent-style-name="Subtitle">
      <style:text-properties officeooo:paragraph-rsid="00075632"/>
    </style:style>
    <style:style style:name="P12" style:family="paragraph" style:parent-style-name="Subtitle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Index_20_Heading">
      <style:text-properties style:font-name="Constantia"/>
    </style:style>
    <style:style style:name="P14" style:family="paragraph" style:parent-style-name="Index_20_Heading">
      <style:text-properties style:font-name="Constantia" officeooo:paragraph-rsid="00075632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Title" style:master-page-name="First_20_Page">
      <style:paragraph-properties style:page-number="auto"/>
      <style:text-properties style:font-name="Constantia"/>
    </style:style>
    <style:style style:name="P17" style:family="paragraph" style:parent-style-name="Title">
      <style:text-properties style:font-name="Constantia"/>
    </style:style>
    <style:style style:name="P18" style:family="paragraph" style:parent-style-name="Subtitle">
      <style:text-properties style:font-name="Constantia"/>
    </style:style>
    <style:style style:name="P19" style:family="paragraph" style:parent-style-name="Text_20_body">
      <style:text-properties style:font-name="Constantia"/>
    </style:style>
    <style:style style:name="P20" style:family="paragraph" style:parent-style-name="Text_20_body">
      <style:text-properties style:font-name="Constantia" officeooo:rsid="000e3b4f" officeooo:paragraph-rsid="000e3b4f"/>
    </style:style>
    <style:style style:name="P21" style:family="paragraph" style:parent-style-name="Text_20_body">
      <style:paragraph-properties fo:text-align="start" style:justify-single-word="false"/>
      <style:text-properties officeooo:paragraph-rsid="000c8072"/>
    </style:style>
    <style:style style:name="P22" style:family="paragraph" style:parent-style-name="Text_20_body">
      <style:paragraph-properties fo:text-align="start" style:justify-single-word="false"/>
      <style:text-properties officeooo:paragraph-rsid="000e3b4f"/>
    </style:style>
    <style:style style:name="P23" style:family="paragraph" style:parent-style-name="Index_20_Heading">
      <style:text-properties style:font-name="Constantia" officeooo:paragraph-rsid="00075632"/>
    </style:style>
    <style:style style:name="P24" style:family="paragraph" style:parent-style-name="Index_20_Heading" style:list-style-name="L1">
      <style:text-properties style:font-name="Constantia"/>
    </style:style>
    <style:style style:name="P25" style:family="paragraph" style:parent-style-name="Footer">
      <style:paragraph-properties fo:text-align="end" style:justify-single-word="false"/>
      <style:text-properties officeooo:rsid="00081c26" officeooo:paragraph-rsid="00081c2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nstantia"/>
    </style:style>
    <style:style style:name="T3" style:family="text">
      <style:text-properties style:font-name="Constantia" fo:font-style="italic" style:font-style-asian="italic" style:font-style-complex="italic"/>
    </style:style>
    <style:style style:name="T4" style:family="text">
      <style:text-properties style:font-name="Constantia" fo:font-style="italic" officeooo:rsid="001c6abe" style:font-style-asian="italic" style:font-style-complex="italic"/>
    </style:style>
    <style:style style:name="T5" style:family="text">
      <style:text-properties style:font-name="Constantia" fo:font-size="14pt" fo:font-style="normal" officeooo:rsid="002d8019" style:font-size-asian="14pt" style:font-style-asian="normal" style:font-size-complex="14pt" style:font-style-complex="normal"/>
    </style:style>
    <style:style style:name="T6" style:family="text">
      <style:text-properties style:font-name="Constantia" officeooo:rsid="001c6abe"/>
    </style:style>
    <style:style style:name="T7" style:family="text">
      <style:text-properties style:font-name="Constantia" officeooo:rsid="001e5aa9"/>
    </style:style>
    <style:style style:name="T8" style:family="text">
      <style:text-properties style:font-name="Verdana"/>
    </style:style>
    <style:style style:name="T9" style:family="text">
      <style:text-properties style:font-name="Verdana" fo:font-size="14pt" fo:font-style="normal" officeooo:rsid="002d8019" style:font-size-asian="14pt" style:font-style-asian="normal" style:font-size-complex="14pt" style:font-style-complex="normal"/>
    </style:style>
    <style:style style:name="T10" style:family="text">
      <style:text-properties style:font-name="Verdana" fo:font-size="14pt" fo:font-style="normal" officeooo:rsid="002f22ec" style:font-size-asian="14pt" style:font-style-asian="normal" style:font-size-complex="14pt" style:font-style-complex="normal"/>
    </style:style>
    <style:style style:name="T11" style:family="text">
      <style:text-properties style:font-name="Verdana" fo:font-size="14pt" fo:font-style="normal" officeooo:rsid="00098667" style:font-size-asian="14pt" style:font-style-asian="normal" style:font-size-complex="14pt" style:font-style-complex="normal"/>
    </style:style>
    <style:style style:name="T12" style:family="text">
      <style:text-properties style:font-name="Verdana" fo:font-size="14pt" fo:font-style="normal" officeooo:rsid="000aee2f" style:font-size-asian="14pt" style:font-style-asian="normal" style:font-size-complex="14pt" style:font-style-complex="normal"/>
    </style:style>
    <style:style style:name="T13" style:family="text">
      <style:text-properties style:font-name="Verdana" fo:font-size="14pt" fo:font-style="normal" officeooo:rsid="000c8072" style:font-size-asian="14pt" style:font-style-asian="normal" style:font-size-complex="14pt" style:font-style-complex="normal"/>
    </style:style>
    <style:style style:name="T14" style:family="text">
      <style:text-properties style:font-name="Verdana" fo:font-size="14pt" fo:font-style="normal" officeooo:rsid="000e3b4f" style:font-size-asian="14pt" style:font-style-asian="normal" style:font-size-complex="14pt" style:font-style-complex="normal"/>
    </style:style>
    <style:style style:name="T15" style:family="text">
      <style:text-properties style:font-name="Verdana" fo:font-size="14pt" fo:font-style="normal" fo:font-weight="bold" officeooo:rsid="002d8019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Verdana" fo:font-size="14pt" fo:font-style="normal" fo:font-weight="bold" officeooo:rsid="000c8072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Verdana" fo:font-size="14pt" fo:font-style="normal" fo:font-weight="normal" officeooo:rsid="000c8072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Verdana" fo:font-size="14pt" fo:font-style="italic" officeooo:rsid="002d8019" style:font-size-asian="14pt" style:font-style-asian="italic" style:font-size-complex="14pt" style:font-style-complex="italic"/>
    </style:style>
    <style:style style:name="T19" style:family="text">
      <style:text-properties style:font-name="Verdana" fo:font-size="14pt" fo:font-style="italic" officeooo:rsid="002f22ec" style:font-size-asian="14pt" style:font-style-asian="italic" style:font-size-complex="14pt" style:font-style-complex="italic"/>
    </style:style>
    <style:style style:name="T20" style:family="text">
      <style:text-properties style:font-name="Verdana" fo:font-size="14pt" fo:font-style="italic" officeooo:rsid="00098667" style:font-size-asian="14pt" style:font-style-asian="italic" style:font-size-complex="14pt" style:font-style-complex="italic"/>
    </style:style>
    <style:style style:name="T21" style:family="text">
      <style:text-properties style:font-name="Verdana" fo:font-size="14pt" fo:language="en" fo:country="US" fo:font-style="normal" officeooo:rsid="002d8019" style:font-size-asian="14pt" style:font-style-asian="normal" style:font-size-complex="14pt" style:font-style-complex="normal"/>
    </style:style>
    <style:style style:name="T22" style:family="text">
      <style:text-properties style:font-name="Verdana" fo:font-size="14pt" fo:language="en" fo:country="US" fo:font-style="normal" fo:font-weight="bold" officeooo:rsid="002d8019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Verdana" fo:font-size="14pt" fo:language="en" fo:country="US" fo:font-style="italic" officeooo:rsid="002d8019" style:font-size-asian="14pt" style:font-style-asian="italic" style:font-size-complex="14pt" style:font-style-complex="italic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>MOODTRACKER</text:p>
      <text:p text:style-name="P1"/>
      <text:p text:style-name="P18"><text:bookmark-start text:name="__RefHeading___Toc1571_2984507175"/>- Documentation -<text:bookmark-end text:name="__RefHeading___Toc1571_2984507175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Par Félix Boulé--Reiff</text:p>
      <text:p text:style-name="P10"/>
      <text:table-of-content text:style-name="Sect1" text:name="Table des matières1">
        <text:table-of-content-source text:outline-level="10" text:use-outline-level="false" text:use-index-source-styles="true" text:index-scope="chapter">
          <text:index-title-template text:style-name="Index_20_Heading">Sommaire</text:index-title-template>
          <text:table-of-content-entry-template text:outline-level="1" text:style-name="Subtitl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_20_Heading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2" text:name="Table des matières1_Head">
            <text:p text:style-name="P13">Sommaire</text:p>
          </text:index-title>
          <text:p text:style-name="P15"><text:a xlink:type="simple" xlink:href="#__RefHeading___Toc1571_2984507175" text:style-name="Index_20_Link" text:visited-style-name="Index_20_Link"><text:span text:style-name="T2">- Documentation -<text:tab/>1</text:span></text:a></text:p>
          <text:p text:style-name="P12"><text:a xlink:type="simple" xlink:href="#__RefHeading___Toc423_2984507175" text:style-name="Index_20_Link" text:visited-style-name="Index_20_Link"><text:span text:style-name="T2">Controller<text:tab/>3</text:span></text:a></text:p>
          <text:p text:style-name="P15"><text:a xlink:type="simple" xlink:href="#__RefHeading___Toc1070_3593249328" text:style-name="Index_20_Link" text:visited-style-name="Index_20_Link"><text:span text:style-name="T2"><text:s/>MainActivity<text:tab/>3</text:span></text:a></text:p>
          <text:p text:style-name="P15"><text:a xlink:type="simple" xlink:href="#__RefHeading___Toc1072_3593249328" text:style-name="Index_20_Link" text:visited-style-name="Index_20_Link"><text:span text:style-name="T2">HistoryActivity<text:tab/>4</text:span></text:a></text:p>
          <text:p text:style-name="P15"><text:a xlink:type="simple" xlink:href="#__RefHeading___Toc1074_3593249328" text:style-name="Index_20_Link" text:visited-style-name="Index_20_Link"><text:span text:style-name="T2">LoaderMainView<text:tab/>4</text:span></text:a></text:p>
          <text:p text:style-name="P15"><text:a xlink:type="simple" xlink:href="#__RefHeading___Toc1076_3593249328" text:style-name="Index_20_Link" text:visited-style-name="Index_20_Link"><text:span text:style-name="T2">GestureListener<text:tab/>4</text:span></text:a></text:p>
          <text:p text:style-name="P15"><text:a xlink:type="simple" xlink:href="#__RefHeading___Toc1078_3593249328" text:style-name="Index_20_Link" text:visited-style-name="Index_20_Link"><text:span text:style-name="T2">LastMood<text:tab/>4</text:span></text:a></text:p>
          <text:p text:style-name="P15"><text:a xlink:type="simple" xlink:href="#__RefHeading___Toc1080_3593249328" text:style-name="Index_20_Link" text:visited-style-name="Index_20_Link"><text:span text:style-name="T2">AutoCompleteManager<text:tab/>4</text:span></text:a></text:p>
          <text:p text:style-name="P15"><text:a xlink:type="simple" xlink:href="#__RefHeading___Toc1082_3593249328" text:style-name="Index_20_Link" text:visited-style-name="Index_20_Link"><text:span text:style-name="T2">AutoCompleteAdapter<text:tab/>4</text:span></text:a></text:p>
          <text:p text:style-name="P15"><text:a xlink:type="simple" xlink:href="#__RefHeading___Toc1084_3593249328" text:style-name="Index_20_Link" text:visited-style-name="Index_20_Link"><text:span text:style-name="T2">MessageManager<text:tab/>4</text:span></text:a></text:p>
          <text:p text:style-name="P15"><text:a xlink:type="simple" xlink:href="#__RefHeading___Toc1086_3593249328" text:style-name="Index_20_Link" text:visited-style-name="Index_20_Link"><text:span text:style-name="T2">Contacts<text:tab/>4</text:span></text:a></text:p>
          <text:p text:style-name="P12"><text:a xlink:type="simple" xlink:href="#__RefHeading___Toc425_2984507175" text:style-name="Index_20_Link" text:visited-style-name="Index_20_Link"><text:span text:style-name="T2">Dao</text:span></text:a><text:a xlink:type="simple" xlink:href="#__RefHeading___Toc425_2984507175" text:style-name="Index_20_Link" text:visited-style-name="Index_20_Link"><text:span text:style-name="T3"><text:tab/>4</text:span></text:a></text:p>
          <text:p text:style-name="P15"><text:a xlink:type="simple" xlink:href="#__RefHeading___Toc1088_3593249328" text:style-name="Index_20_Link" text:visited-style-name="Index_20_Link"><text:span text:style-name="T2">StateStore<text:tab/>4</text:span></text:a></text:p>
          <text:p text:style-name="P15"><text:a xlink:type="simple" xlink:href="#__RefHeading___Toc1090_3593249328" text:style-name="Index_20_Link" text:visited-style-name="Index_20_Link"><text:span text:style-name="T2">CommentRealm<text:tab/>4</text:span></text:a></text:p>
          <text:p text:style-name="P15"><text:a xlink:type="simple" xlink:href="#__RefHeading___Toc1092_3593249328" text:style-name="Index_20_Link" text:visited-style-name="Index_20_Link"><text:span text:style-name="T2">HistoryOnClickListener<text:tab/>4</text:span></text:a></text:p>
          <text:p text:style-name="P12"><text:a xlink:type="simple" xlink:href="#__RefHeading___Toc427_2984507175" text:style-name="Index_20_Link" text:visited-style-name="Index_20_Link"><text:span text:style-name="T2">Modèle</text:span></text:a><text:a xlink:type="simple" xlink:href="#__RefHeading___Toc427_2984507175" text:style-name="Index_20_Link" text:visited-style-name="Index_20_Link"><text:span text:style-name="T3"><text:tab/>4</text:span></text:a></text:p>
          <text:p text:style-name="P15"><text:a xlink:type="simple" xlink:href="#__RefHeading___Toc1094_3593249328" text:style-name="Index_20_Link" text:visited-style-name="Index_20_Link"><text:span text:style-name="T2">Mood</text:span></text:a><text:a xlink:type="simple" xlink:href="#__RefHeading___Toc1094_3593249328" text:style-name="Index_20_Link" text:visited-style-name="Index_20_Link"><text:span text:style-name="T3"><text:tab/>4</text:span></text:a></text:p>
          <text:p text:style-name="P12"><text:a xlink:type="simple" xlink:href="#__RefHeading___Toc429_2984507175" text:style-name="Index_20_Link" text:visited-style-name="Index_20_Link"><text:span text:style-name="T2">Tests Unitaires<text:tab/>5</text:span></text:a></text:p>
          <text:p text:style-name="P15"><text:a xlink:type="simple" xlink:href="#__RefHeading___Toc1096_3593249328" text:style-name="Index_20_Link" text:visited-style-name="Index_20_Link"><text:span text:style-name="T2">LoaderMainViewTest<text:tab/>5</text:span></text:a></text:p>
          <text:p text:style-name="P15"><text:a xlink:type="simple" xlink:href="#__RefHeading___Toc1098_3593249328" text:style-name="Index_20_Link" text:visited-style-name="Index_20_Link"><text:span text:style-name="T2">HistoryActivityTest<text:tab/>5</text:span></text:a></text:p>
          <text:p text:style-name="P15"><text:a xlink:type="simple" xlink:href="#__RefHeading___Toc1100_3593249328" text:style-name="Index_20_Link" text:visited-style-name="Index_20_Link"><text:span text:style-name="T2">LastMoodTest<text:tab/>5</text:span></text:a></text:p>
          <text:p text:style-name="P15"><text:a xlink:type="simple" xlink:href="#__RefHeading___Toc1102_3593249328" text:style-name="Index_20_Link" text:visited-style-name="Index_20_Link"><text:span text:style-name="T2">GestureListenerTest<text:tab/>5</text:span></text:a></text:p>
          <text:p text:style-name="P15"><text:a xlink:type="simple" xlink:href="#__RefHeading___Toc1104_3593249328" text:style-name="Index_20_Link" text:visited-style-name="Index_20_Link"><text:span text:style-name="T2">MessageManagerTest<text:tab/>5</text:span></text:a></text:p>
          <text:p text:style-name="P15"><text:a xlink:type="simple" xlink:href="#__RefHeading___Toc1106_3593249328" text:style-name="Index_20_Link" text:visited-style-name="Index_20_Link"><text:span text:style-name="T2">AutoCompleteAdapterTest<text:tab/>5</text:span></text:a></text:p>
          <text:p text:style-name="P12"><text:a xlink:type="simple" xlink:href="#__RefHeading___Toc431_2984507175" text:style-name="Index_20_Link" text:visited-style-name="Index_20_Link"><text:span text:style-name="T2">Ressources<text:tab/>5</text:span></text:a></text:p>
          <text:p text:style-name="P15"><text:a xlink:type="simple" xlink:href="#__RefHeading___Toc1108_3593249328" text:style-name="Index_20_Link" text:visited-style-name="Index_20_Link"><text:span text:style-name="T2">drawable<text:tab/>5</text:span></text:a></text:p>
          <text:p text:style-name="P15"><text:a xlink:type="simple" xlink:href="#__RefHeading___Toc1110_3593249328" text:style-name="Index_20_Link" text:visited-style-name="Index_20_Link"><text:span text:style-name="T2">layout<text:tab/>5</text:span></text:a></text:p>
          <text:p text:style-name="P15"><text:a xlink:type="simple" xlink:href="#__RefHeading___Toc1112_3593249328" text:style-name="Index_20_Link" text:visited-style-name="Index_20_Link"><text:span text:style-name="T2">mipmap<text:tab/>5</text:span></text:a></text:p>
          <text:p text:style-name="P15"><text:a xlink:type="simple" xlink:href="#__RefHeading___Toc1114_3593249328" text:style-name="Index_20_Link" text:visited-style-name="Index_20_Link"><text:span text:style-name="T2">raw<text:tab/>5</text:span></text:a></text:p>
          <text:p text:style-name="P15"><text:a xlink:type="simple" xlink:href="#__RefHeading___Toc1224_3593249328" text:style-name="Index_20_Link" text:visited-style-name="Index_20_Link"><text:span text:style-name="T2">values<text:tab/>5</text:span></text:a></text:p>
          <text:p text:style-name="P15"><text:a xlink:type="simple" xlink:href="#__RefHeading___Toc1118_3593249328" text:style-name="Index_20_Link" text:visited-style-name="Index_20_Link"><text:span text:style-name="T2">xml<text:tab/>5</text:span></text:a></text:p>
        </text:index-body>
      </text:table-of-content>
      <text:list xml:id="list3323093667" text:style-name="L1">
        <text:list-item>
          <text:p text:style-name="P24"><text:bookmark-start text:name="__RefHeading___Toc423_2984507175"/><text:soft-page-break/>Controller<text:bookmark-end text:name="__RefHeading___Toc423_2984507175"/></text:p>
        </text:list-item>
      </text:list>
      <text:p text:style-name="P14"/>
      <text:p text:style-name="P11"><text:bookmark-start text:name="__RefHeading___Toc1070_3593249328"/><text:span text:style-name="Emphasis"><text:span text:style-name="T2"><text:s/>MainActivity </text:span></text:span><text:bookmark-end text:name="__RefHeading___Toc1070_3593249328"/></text:p>
      <text:p text:style-name="P5"><text:span text:style-name="Emphasis"><text:span text:style-name="T5"/></text:span></text:p>
      <text:p text:style-name="P6"><text:span text:style-name="Emphasis"/></text:p>
      <text:p text:style-name="P7"><text:span text:style-name="Emphasis"><text:span text:style-name="T9">The </text:span></text:span><text:span text:style-name="Emphasis"><text:span text:style-name="T15">MainActivity.class</text:span></text:span><text:span text:style-name="Emphasis"><text:span text:style-name="T9"> is the first class to appear when you open the application, most </text:span></text:span><text:span text:style-name="Emphasis"><text:span text:style-name="T21">of</text:span></text:span><text:span text:style-name="Emphasis"><text:span text:style-name="T9"> the methods or used in it. <text:s/></text:span></text:span></text:p>
      <text:p text:style-name="P8"><text:span text:style-name="Emphasis"><text:span text:style-name="T21">The MainActivity has two </text:span></text:span><text:span text:style-name="Emphasis"><text:span text:style-name="T22">background properties</text:span></text:span><text:span text:style-name="Emphasis"><text:span text:style-name="T21"> set by the method </text:span></text:span><text:span text:style-name="Emphasis"><text:span text:style-name="T23">setFeeling. </text:span></text:span></text:p>
      <text:p text:style-name="P8"><text:span text:style-name="Emphasis"><text:span text:style-name="T19">The </text:span></text:span><text:span text:style-name="Emphasis"><text:span text:style-name="T15">background color </text:span></text:span><text:span text:style-name="Emphasis"><text:span text:style-name="T17">i</text:span></text:span><text:span text:style-name="Emphasis"><text:span text:style-name="T10">s </text:span></text:span><text:span text:style-name="Emphasis"><text:span text:style-name="T9">set with the </text:span></text:span><text:span text:style-name="Emphasis"><text:span text:style-name="T10">enumerator</text:span></text:span><text:span text:style-name="Emphasis"><text:span text:style-name="T9"> </text:span></text:span><text:span text:style-name="Emphasis"><text:span text:style-name="T19">lastMood.getMoodColor </text:span></text:span><text:span text:style-name="Emphasis"><text:span text:style-name="T20">and the</text:span></text:span><text:span text:style-name="Emphasis"><text:span text:style-name="T9"> </text:span></text:span><text:span text:style-name="Emphasis"><text:span text:style-name="T15">background image</text:span></text:span><text:span text:style-name="Emphasis"><text:span text:style-name="T9"> </text:span></text:span><text:span text:style-name="Emphasis"><text:span text:style-name="T11">is </text:span></text:span><text:span text:style-name="Emphasis"><text:span text:style-name="T9">set with the </text:span></text:span><text:span text:style-name="Emphasis"><text:span text:style-name="T12">enumerator</text:span></text:span><text:span text:style-name="Emphasis"><text:span text:style-name="T9"> </text:span></text:span><text:span text:style-name="Emphasis"><text:span text:style-name="T20">lastMood.getMoodFeeling.</text:span></text:span></text:p>
      <text:p text:style-name="P7"><text:span text:style-name="Emphasis"><text:span text:style-name="T20"/></text:span></text:p>
      <text:p text:style-name="P8"><text:span text:style-name="Emphasis"><text:span text:style-name="T13">The MainActivity has also </text:span></text:span><text:span text:style-name="Emphasis"><text:span text:style-name="T16">two button</text:span></text:span><text:span text:style-name="Emphasis"><text:span text:style-name="T13"> setted.</text:span></text:span></text:p>
      <text:p text:style-name="P22"><text:span text:style-name="Emphasis"><text:span text:style-name="T14">One allow the user to save a comment and to share it with his friends.</text:span></text:span></text:p>
      <text:p text:style-name="P22"><text:span text:style-name="Emphasis"><text:span text:style-name="T14">The other start the second activity HistoryActivity.</text:span></text:span></text:p>
      <text:p text:style-name="P22"><text:span text:style-name="Emphasis"><text:span text:style-name="T14"/></text:span></text:p>
      <text:p text:style-name="P22"><text:span text:style-name="Emphasis"><text:span text:style-name="T14"/></text:span></text:p>
      <text:p text:style-name="P4"><text:span text:style-name="Emphasis"><text:span text:style-name="T8"/></text:span></text:p>
      <text:p text:style-name="P11"><text:bookmark-start text:name="__RefHeading___Toc1072_3593249328"/><text:soft-page-break/><text:span text:style-name="Emphasis"><text:span text:style-name="T2">HistoryActivity</text:span></text:span><text:bookmark-end text:name="__RefHeading___Toc1072_3593249328"/></text:p>
      <text:p text:style-name="P11"><text:bookmark-start text:name="__RefHeading___Toc1074_3593249328"/><text:span text:style-name="Emphasis"><text:span text:style-name="T2">LoaderMainView</text:span></text:span><text:bookmark-end text:name="__RefHeading___Toc1074_3593249328"/></text:p>
      <text:p text:style-name="P11"><text:bookmark-start text:name="__RefHeading___Toc1076_3593249328"/><text:span text:style-name="Emphasis"><text:span text:style-name="T2">GestureListener</text:span></text:span><text:bookmark-end text:name="__RefHeading___Toc1076_3593249328"/></text:p>
      <text:p text:style-name="P11"><text:bookmark-start text:name="__RefHeading___Toc1078_3593249328"/><text:span text:style-name="Emphasis"><text:span text:style-name="T2">LastMood</text:span></text:span><text:bookmark-end text:name="__RefHeading___Toc1078_3593249328"/></text:p>
      <text:p text:style-name="P11"><text:bookmark-start text:name="__RefHeading___Toc1080_3593249328"/><text:span text:style-name="Emphasis"><text:span text:style-name="T2">AutoCompleteManager</text:span></text:span><text:bookmark-end text:name="__RefHeading___Toc1080_3593249328"/></text:p>
      <text:p text:style-name="P11"><text:bookmark-start text:name="__RefHeading___Toc1082_3593249328"/><text:span text:style-name="Emphasis"><text:span text:style-name="T2">AutoCompleteAdapter</text:span></text:span><text:bookmark-end text:name="__RefHeading___Toc1082_3593249328"/></text:p>
      <text:p text:style-name="P11"><text:bookmark-start text:name="__RefHeading___Toc1084_3593249328"/><text:span text:style-name="Emphasis"><text:span text:style-name="T2">MessageManager</text:span></text:span><text:bookmark-end text:name="__RefHeading___Toc1084_3593249328"/></text:p>
      <text:p text:style-name="P11"><text:bookmark-start text:name="__RefHeading___Toc1086_3593249328"/><text:span text:style-name="Emphasis"><text:span text:style-name="T2">Contacts</text:span></text:span><text:bookmark-end text:name="__RefHeading___Toc1086_3593249328"/></text:p>
      <text:p text:style-name="P2"/>
      <text:p text:style-name="P2"/>
      <text:p text:style-name="P14"><text:bookmark-start text:name="__RefHeading___Toc425_2984507175"/>Dao<text:span text:style-name="T1"> </text:span><text:bookmark-end text:name="__RefHeading___Toc425_2984507175"/></text:p>
      <text:p text:style-name="P11"><text:bookmark-start text:name="__RefHeading___Toc1088_3593249328"/><text:span text:style-name="Emphasis"><text:span text:style-name="T2">StateStore</text:span></text:span><text:span text:style-name="Emphasis"><text:span text:style-name="T6"> </text:span></text:span><text:bookmark-end text:name="__RefHeading___Toc1088_3593249328"/></text:p>
      <text:p text:style-name="P11"><text:bookmark-start text:name="__RefHeading___Toc1090_3593249328"/><text:span text:style-name="Emphasis"><text:span text:style-name="T2">CommentRealm</text:span></text:span><text:span text:style-name="Emphasis"><text:span text:style-name="T6"> </text:span></text:span><text:bookmark-end text:name="__RefHeading___Toc1090_3593249328"/></text:p>
      <text:p text:style-name="P11"><text:bookmark-start text:name="__RefHeading___Toc1092_3593249328"/><text:span text:style-name="Emphasis"><text:span text:style-name="T2">HistoryOnClickListener</text:span></text:span><text:span text:style-name="Emphasis"><text:span text:style-name="T6"> </text:span></text:span><text:bookmark-end text:name="__RefHeading___Toc1092_3593249328"/></text:p>
      <text:p text:style-name="P3"/>
      <text:p text:style-name="P14"><text:bookmark-start text:name="__RefHeading___Toc427_2984507175"/>Modèle <text:span text:style-name="T1"><text:s/></text:span><text:bookmark-end text:name="__RefHeading___Toc427_2984507175"/></text:p>
      <text:p text:style-name="P11"><text:bookmark-start text:name="__RefHeading___Toc1094_3593249328"/><text:span text:style-name="Emphasis"><text:span text:style-name="T2">Mood</text:span></text:span><text:span text:style-name="T4"> </text:span><text:bookmark-end text:name="__RefHeading___Toc1094_3593249328"/></text:p>
      <text:p text:style-name="P3"/>
      <text:p text:style-name="P14"><text:bookmark-start text:name="__RefHeading___Toc429_2984507175"/><text:soft-page-break/>Tests Unitaires <text:bookmark-end text:name="__RefHeading___Toc429_2984507175"/></text:p>
      <text:p text:style-name="P11"><text:bookmark-start text:name="__RefHeading___Toc1096_3593249328"/><text:span text:style-name="Emphasis"><text:span text:style-name="T2">LoaderMainView</text:span></text:span><text:span text:style-name="Emphasis"><text:span text:style-name="T7">Test</text:span></text:span><text:span text:style-name="Emphasis"><text:span text:style-name="T2"> </text:span></text:span><text:bookmark-end text:name="__RefHeading___Toc1096_3593249328"/></text:p>
      <text:p text:style-name="P11"><text:bookmark-start text:name="__RefHeading___Toc1098_3593249328"/><text:span text:style-name="Emphasis"><text:span text:style-name="T2">HistoryActivity</text:span></text:span><text:span text:style-name="Emphasis"><text:span text:style-name="T7">Test</text:span></text:span><text:span text:style-name="Emphasis"><text:span text:style-name="T2"> </text:span></text:span><text:bookmark-end text:name="__RefHeading___Toc1098_3593249328"/></text:p>
      <text:p text:style-name="P11"><text:bookmark-start text:name="__RefHeading___Toc1100_3593249328"/><text:span text:style-name="Emphasis"><text:span text:style-name="T2">LastMood</text:span></text:span><text:span text:style-name="Emphasis"><text:span text:style-name="T7">Test</text:span></text:span><text:span text:style-name="Emphasis"><text:span text:style-name="T2"> </text:span></text:span><text:bookmark-end text:name="__RefHeading___Toc1100_3593249328"/></text:p>
      <text:p text:style-name="P11"><text:bookmark-start text:name="__RefHeading___Toc1102_3593249328"/><text:span text:style-name="Emphasis"><text:span text:style-name="T2">GestureListener</text:span></text:span><text:span text:style-name="Emphasis"><text:span text:style-name="T7">Test</text:span></text:span><text:span text:style-name="Emphasis"><text:span text:style-name="T2"> </text:span></text:span><text:bookmark-end text:name="__RefHeading___Toc1102_3593249328"/></text:p>
      <text:p text:style-name="P11"><text:bookmark-start text:name="__RefHeading___Toc1104_3593249328"/><text:span text:style-name="Emphasis"><text:span text:style-name="T2">MessageManager</text:span></text:span><text:span text:style-name="Emphasis"><text:span text:style-name="T7">Test</text:span></text:span><text:span text:style-name="Emphasis"><text:span text:style-name="T2"> </text:span></text:span><text:bookmark-end text:name="__RefHeading___Toc1104_3593249328"/></text:p>
      <text:p text:style-name="P11"><text:bookmark-start text:name="__RefHeading___Toc1106_3593249328"/><text:span text:style-name="Emphasis"><text:span text:style-name="T2">AutoCompleteAdapter</text:span></text:span><text:span text:style-name="Emphasis"><text:span text:style-name="T7">Test</text:span></text:span><text:span text:style-name="Emphasis"><text:span text:style-name="T2"> </text:span></text:span><text:bookmark-end text:name="__RefHeading___Toc1106_3593249328"/></text:p>
      <text:p text:style-name="P3"/>
      <text:p text:style-name="P14"><text:bookmark-start text:name="__RefHeading___Toc431_2984507175"/>Ressources<text:bookmark-end text:name="__RefHeading___Toc431_2984507175"/></text:p>
      <text:p text:style-name="P11"><text:bookmark-start text:name="__RefHeading___Toc1108_3593249328"/><text:span text:style-name="Emphasis"><text:span text:style-name="T2">drawable</text:span></text:span><text:span text:style-name="Emphasis"><text:span text:style-name="T6"> </text:span></text:span><text:bookmark-end text:name="__RefHeading___Toc1108_3593249328"/></text:p>
      <text:p text:style-name="P11"><text:bookmark-start text:name="__RefHeading___Toc1110_3593249328"/><text:span text:style-name="Emphasis"><text:span text:style-name="T2">layout</text:span></text:span><text:span text:style-name="Emphasis"><text:span text:style-name="T6"> </text:span></text:span><text:bookmark-end text:name="__RefHeading___Toc1110_3593249328"/></text:p>
      <text:p text:style-name="P11"><text:bookmark-start text:name="__RefHeading___Toc1112_3593249328"/><text:span text:style-name="Emphasis"><text:span text:style-name="T2">mipmap</text:span></text:span><text:span text:style-name="Emphasis"><text:span text:style-name="T6"> </text:span></text:span><text:bookmark-end text:name="__RefHeading___Toc1112_3593249328"/></text:p>
      <text:p text:style-name="P11"><text:bookmark-start text:name="__RefHeading___Toc1114_3593249328"/><text:span text:style-name="Emphasis"><text:span text:style-name="T2">raw</text:span></text:span><text:span text:style-name="Emphasis"><text:span text:style-name="T6"> </text:span></text:span><text:bookmark-end text:name="__RefHeading___Toc1114_3593249328"/></text:p>
      <text:p text:style-name="P11"><text:bookmark-start text:name="__RefHeading___Toc1224_3593249328"/><text:span text:style-name="Emphasis"><text:span text:style-name="T2">values</text:span></text:span><text:span text:style-name="Emphasis"><text:span text:style-name="T6"> </text:span></text:span><text:bookmark-end text:name="__RefHeading___Toc1224_3593249328"/></text:p>
      <text:p text:style-name="P11"><text:bookmark-start text:name="__RefHeading___Toc1118_3593249328"/><text:span text:style-name="Emphasis"><text:span text:style-name="T2">xml</text:span></text:span><text:bookmark-end text:name="__RefHeading___Toc1118_3593249328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Noto Mono" svg:font-family="'Noto Mono'" style:font-family-generic="modern" style:font-pitch="fixed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81c26" officeooo:paragraph-rsid="00081c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<text:s/>/ <text:page-count>5</text:page-count></text:p>
      </style:footer>
      <style:footer-first>
        <text:p text:style-name="MP1">Page <text:page-number text:select-page="current">2</text:page-number><text:s/>/ <text:page-count>5</text:page-count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2:37:30.058000000</meta:creation-date>
    <dc:date>2018-10-24T14:24:30.431000000</dc:date>
    <meta:editing-duration>PT22M24S</meta:editing-duration>
    <meta:editing-cycles>8</meta:editing-cycles>
    <meta:generator>LibreOffice/6.0.6.2$Windows_X86_64 LibreOffice_project/0c292870b25a325b5ed35f6b45599d2ea4458e77</meta:generator>
    <meta:document-statistic meta:table-count="0" meta:image-count="0" meta:object-count="0" meta:page-count="5" meta:paragraph-count="73" meta:word-count="194" meta:character-count="1402" meta:non-whitespace-character-count="1258"/>
  </office:meta>
</office:document-meta>
</file>